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Helvetica, sans-serif"/>
    <style:font-face style:name="Lohit Devanagari1" svg:font-family="'Lohit Devanagari'"/>
    <style:font-face style:name="Nunito" svg:font-family="Nunit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8pt" fo:letter-spacing="normal" fo:font-style="normal" fo:font-weight="normal" style:font-size-asian="18pt" style:font-size-complex="18pt"/>
    </style:style>
    <style:style style:name="P3" style:family="paragraph" style:parent-style-name="Standard">
      <style:paragraph-properties fo:margin-left="0cm" fo:margin-right="0cm" fo:margin-top="0cm" fo:margin-bottom="0.499cm" loext:contextual-spacing="false" fo:orphans="2" fo:widows="2" fo:text-indent="0cm" style:auto-text-indent="false"/>
      <style:text-properties fo:font-variant="normal" fo:text-transform="none" fo:color="#222222" style:font-name="Arial" fo:font-size="18pt" fo:letter-spacing="normal" fo:font-style="normal" fo:font-weight="normal" style:font-size-asian="18pt" style:font-size-complex="18pt"/>
    </style:style>
    <style:style style:name="P4" style:family="paragraph" style:parent-style-name="Text_20_body">
      <style:paragraph-properties fo:margin-left="0cm" fo:margin-right="0cm" fo:margin-top="0.265cm" fo:margin-bottom="0.265cm" loext:contextual-spacing="false" fo:orphans="2" fo:widows="2" fo:text-indent="0cm" style:auto-text-indent="false"/>
      <style:text-properties fo:font-variant="normal" fo:text-transform="none" fo:color="#232323" style:font-name="Nunito" fo:font-size="18pt" fo:letter-spacing="normal" fo:font-style="normal" fo:font-weight="bold" style:font-size-asian="18pt" style:font-size-complex="18pt"/>
    </style:style>
    <style:style style:name="P5" style:family="paragraph" style:parent-style-name="Text_20_body">
      <style:paragraph-properties fo:margin-left="0cm" fo:margin-right="0cm" fo:margin-top="0.265cm" fo:margin-bottom="0.265cm" loext:contextual-spacing="false" fo:orphans="2" fo:widows="2" fo:text-indent="0cm" style:auto-text-indent="false"/>
      <style:text-properties fo:font-variant="normal" fo:text-transform="none" fo:color="#232323" style:font-name="Nunito" fo:font-size="18pt" fo:letter-spacing="normal" fo:font-style="normal" fo:font-weight="normal" style:font-size-asian="18pt" style:font-size-complex="18pt"/>
    </style:style>
    <style:style style:name="T1" style:family="text">
      <style:text-properties fo:color="#232323" style:font-name="Nunito"/>
    </style:style>
    <style:style style:name="T2" style:family="text">
      <style:text-properties fo:color="#232323" style:font-name="Nunito" fo:font-size="7pt"/>
    </style:style>
    <style:style style:name="T3" style:family="text">
      <style:text-properties fo:font-size="7pt"/>
    </style:style>
    <style:style style:name="T4" style:family="text"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blem Statement:Y<text:span text:style-name="T1">ou will be predicting the costs of used cars given the data collected from various sources and distributed across various locations in India.</text:span></text:p>
      <text:p text:style-name="P3"/>
      <text:p text:style-name="P4">FEATURES:</text:p>
      <text:p text:style-name="P5"><text:span text:style-name="T4">Name:</text:span>The brand and model of the car.</text:p>
      <text:p text:style-name="P5"><text:span text:style-name="T4">Location:</text:span>The location in which the car is being sold or is available for purchase.</text:p>
      <text:p text:style-name="P5"><text:span text:style-name="T4">Year:</text:span>The year or edition of the model.</text:p>
      <text:p text:style-name="P5"><text:span text:style-name="T4">Kilometers_Driven: </text:span>The total kilometres driven in the car by the previous owner(s) in KM.</text:p>
      <text:p text:style-name="P5"><text:span text:style-name="T4">Fuel_Type:</text:span>The type of fuel used by the car.</text:p>
      <text:p text:style-name="P5"><text:span text:style-name="T4">Transmission:</text:span>The type of transmission used by the car.</text:p>
      <text:p text:style-name="P5"><text:span text:style-name="T4">Owner_Type: </text:span>Whether the ownership is Firsthand, Second hand or other.</text:p>
      <text:p text:style-name="P5"><text:span text:style-name="T4">Mileage: </text:span>The standard mileage offered by the car company in kmpl or km/kg</text:p>
      <text:p text:style-name="P5"><text:span text:style-name="T4">Engine:</text:span>The displacement volume of the engine in cc.</text:p>
      <text:p text:style-name="P5"><text:span text:style-name="T4">Power:</text:span>The maximum power of the engine in bhp.</text:p>
      <text:p text:style-name="P5"><text:span text:style-name="T4">Seats: </text:span>The number of seats in the car.</text:p>
      <text:p text:style-name="P5"><text:soft-page-break/><text:span text:style-name="T4">New_Price: </text:span>The price of a new car of the same model.</text:p>
      <text:p text:style-name="P5"><text:span text:style-name="T4">Price: </text:span>The price of the used car in INR Lakhs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Helvetica, sans-serif"/>
    <style:font-face style:name="Lohit Devanagari1" svg:font-family="'Lohit Devanagari'"/>
    <style:font-face style:name="Nunito" svg:font-family="Nunit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3T23:58:45.920176002</meta:creation-date>
    <dc:date>2021-03-24T00:11:23.768146014</dc:date>
    <meta:editing-duration>PT2M27S</meta:editing-duration>
    <meta:editing-cycles>1</meta:editing-cycles>
    <meta:document-statistic meta:table-count="0" meta:image-count="0" meta:object-count="0" meta:page-count="2" meta:paragraph-count="15" meta:word-count="151" meta:character-count="885" meta:non-whitespace-character-count="749"/>
    <meta:generator>LibreOffice/6.4.6.2$Linux_X86_64 LibreOffice_project/40$Build-2</meta:generator>
  </office:meta>
</office:document-meta>
</file>